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color="#2a6099" loext:opacity="100%"/>
    </style:style>
    <style:style style:name="P2" style:family="paragraph" style:parent-style-name="List_20_Paragraph" style:master-page-name="">
      <loext:graphic-properties draw:fill="none"/>
      <style:paragraph-properties fo:margin-left="1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/>
    </style:style>
    <style:style style:name="P3" style:family="paragraph" style:parent-style-name="List_20_Paragraph">
      <loext:graphic-properties draw:fill="none"/>
      <style:paragraph-properties fo:margin-left="1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2a6099" loext:opacity="100%"/>
    </style:style>
    <style:style style:name="P4" style:family="paragraph" style:parent-style-name="List_20_Paragraph" style:master-page-name="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/>
    </style:style>
    <style:style style:name="P5" style:family="paragraph" style:parent-style-name="Text_20_body">
      <style:paragraph-properties fo:margin-left="0.18cm" fo:margin-right="0cm" fo:margin-top="0.12cm" fo:margin-bottom="0cm" style:contextual-spacing="false" fo:text-indent="0cm" style:auto-text-indent="false">
        <style:tab-stops>
          <style:tab-stop style:position="8.054cm"/>
        </style:tab-stops>
      </style:paragraph-properties>
    </style:style>
    <style:style style:name="P6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9.5pt" style:font-size-asian="9.5pt"/>
    </style:style>
    <style:style style:name="P7" style:family="paragraph" style:parent-style-name="List_20_Paragraph">
      <style:paragraph-properties fo:margin-left="0.813cm" fo:margin-right="0.21cm" fo:margin-top="0cm" fo:margin-bottom="0cm" style:contextual-spacing="false" fo:line-height="150%" fo:text-align="start" style:justify-single-word="false" fo:text-indent="0cm" style:auto-text-indent="false">
        <style:tab-stops>
          <style:tab-stop style:position="1.45cm"/>
        </style:tab-stops>
      </style:paragraph-properties>
    </style:style>
    <style:style style:name="P8" style:family="paragraph" style:parent-style-name="List_20_Paragraph">
      <style:paragraph-properties fo:margin-left="0.813cm" fo:margin-right="0.215cm" fo:margin-top="0cm" fo:margin-bottom="0cm" style:contextual-spacing="false" fo:line-height="150%" fo:text-align="start" style:justify-single-word="false" fo:text-indent="0cm" style:auto-text-indent="false">
        <style:tab-stops>
          <style:tab-stop style:position="1.45cm"/>
        </style:tab-stops>
      </style:paragraph-properties>
    </style:style>
    <style:style style:name="P9" style:family="paragraph" style:parent-style-name="List_20_Paragraph">
      <style:paragraph-properties fo:margin-left="1.45cm" fo:margin-right="0cm" fo:margin-top="0cm" fo:margin-bottom="0cm" style:contextual-spacing="false" fo:line-height="0.485cm" fo:text-align="justify" style:justify-single-word="false" fo:text-indent="-0.637cm" style:auto-text-indent="false">
        <style:tab-stops>
          <style:tab-stop style:position="1.45cm"/>
        </style:tab-stops>
      </style:paragraph-properties>
      <style:text-properties fo:font-size="12pt" fo:font-weight="bold" style:font-size-asian="12pt" style:font-weight-asian="bold"/>
    </style:style>
    <style:style style:name="P10" style:family="paragraph" style:parent-style-name="List_20_Paragraph" style:list-style-name="WWNum1">
      <style:paragraph-properties fo:margin-left="1.448cm" fo:margin-right="0.206cm" fo:margin-top="0.159cm" fo:margin-bottom="0cm" style:contextual-spacing="false" fo:line-height="150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1" style:family="paragraph" style:parent-style-name="List_20_Paragraph" style:list-style-name="WWNum1">
      <style:paragraph-properties fo:margin-left="1.448cm" fo:margin-right="0.21cm" fo:margin-top="0.002cm" fo:margin-bottom="0cm" style:contextual-spacing="false" fo:line-height="150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2" style:family="paragraph" style:parent-style-name="List_20_Paragraph" style:list-style-name="WWNum1" style:master-page-name="">
      <style:paragraph-properties fo:margin-left="1.448cm" fo:margin-right="0.205cm" fo:margin-top="0.245cm" fo:margin-bottom="0cm" style:contextual-spacing="false" fo:line-height="150%" fo:text-align="start" style:justify-single-word="false" fo:text-indent="-0.635cm" style:auto-text-indent="false" style:page-number="auto">
        <style:tab-stops>
          <style:tab-stop style:position="1.45cm"/>
        </style:tab-stops>
      </style:paragraph-properties>
    </style:style>
    <style:style style:name="P13" style:family="paragraph" style:parent-style-name="List_20_Paragraph" style:list-style-name="WWNum1">
      <style:paragraph-properties fo:margin-left="1.448cm" fo:margin-right="0.21cm" fo:margin-top="0cm" fo:margin-bottom="0cm" style:contextual-spacing="false" fo:line-height="15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4" style:family="paragraph" style:parent-style-name="List_20_Paragraph" style:list-style-name="WWNum1">
      <style:paragraph-properties fo:margin-left="1.448cm" fo:margin-right="0.217cm" fo:margin-top="0cm" fo:margin-bottom="0cm" style:contextual-spacing="false" fo:line-height="15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5" style:family="paragraph" style:parent-style-name="List_20_Paragraph" style:list-style-name="WWNum1">
      <style:paragraph-properties fo:margin-left="1.448cm" fo:margin-right="0.215cm" fo:margin-top="0cm" fo:margin-bottom="0cm" style:contextual-spacing="false" fo:line-height="15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6" style:family="paragraph" style:parent-style-name="List_20_Paragraph" style:list-style-name="WWNum1">
      <style:paragraph-properties fo:margin-left="1.448cm" fo:margin-right="0.208cm" fo:margin-top="0.002cm" fo:margin-bottom="0cm" style:contextual-spacing="false" fo:line-height="15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7" style:family="paragraph" style:parent-style-name="List_20_Paragraph" style:list-style-name="WWNum1">
      <style:paragraph-properties fo:margin-left="1.448cm" fo:margin-right="0.224cm" fo:margin-top="0.242cm" fo:margin-bottom="0cm" style:contextual-spacing="false" fo:line-height="15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8" style:family="paragraph" style:parent-style-name="List_20_Paragraph" style:list-style-name="WWNum1">
      <style:paragraph-properties fo:margin-left="1.45cm" fo:margin-right="0cm" fo:margin-top="0cm" fo:margin-bottom="0cm" style:contextual-spacing="false" fo:line-height="0.485cm" fo:text-align="justify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9" style:family="paragraph" style:parent-style-name="List_20_Paragraph" style:list-style-name="WWNum1">
      <style:paragraph-properties fo:margin-left="1.45cm" fo:margin-right="0cm" fo:margin-top="0.245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0" style:family="paragraph" style:parent-style-name="List_20_Paragraph" style:list-style-name="WWNum1">
      <style:paragraph-properties fo:margin-left="1.45cm" fo:margin-right="0cm" fo:margin-top="0.243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1" style:family="paragraph" style:parent-style-name="List_20_Paragraph" style:list-style-name="WWNum1">
      <style:paragraph-properties fo:margin-left="1.4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fo:color="#2a6099" loext:opacity="100%" fo:font-size="12pt" fo:font-weight="normal" style:font-size-asian="12pt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0.002cm" style:font-size-asian="12pt"/>
    </style:style>
    <style:style style:name="T5" style:family="text">
      <style:text-properties fo:font-size="12pt" fo:letter-spacing="0.002cm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04cm" fo:font-weight="bold" style:font-size-asian="12pt" style:font-weight-asian="bold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2cm" fo:font-weight="bold" style:font-size-asian="12pt" style:font-weight-asian="bold"/>
    </style:style>
    <style:style style:name="T10" style:family="text">
      <style:text-properties fo:font-size="12pt" fo:letter-spacing="-0.002cm" style:font-size-asian="12pt"/>
    </style:style>
    <style:style style:name="T11" style:family="text">
      <style:text-properties fo:font-size="12pt" fo:letter-spacing="-0.005cm" fo:font-weight="bold" style:font-size-asian="12pt" style:font-weight-asian="bold"/>
    </style:style>
    <style:style style:name="T12" style:family="text">
      <style:text-properties fo:font-size="12pt" fo:letter-spacing="-0.005cm" style:font-size-asian="12pt"/>
    </style:style>
    <style:style style:name="T13" style:family="text">
      <style:text-properties fo:font-size="12pt" fo:letter-spacing="0.004cm" fo:font-weight="bold" style:font-size-asian="12pt" style:font-weight-asian="bold"/>
    </style:style>
    <style:style style:name="T14" style:family="text">
      <style:text-properties fo:font-size="12pt" fo:letter-spacing="0.004cm" style:font-size-asian="12pt"/>
    </style:style>
    <style:style style:name="T15" style:family="text">
      <style:text-properties fo:font-size="12pt" fo:letter-spacing="0.005cm" style:font-size-asian="12pt"/>
    </style:style>
    <style:style style:name="T16" style:family="text">
      <style:text-properties fo:font-size="12pt" fo:letter-spacing="0.026cm" style:font-size-asian="12pt"/>
    </style:style>
    <style:style style:name="T17" style:family="text">
      <style:text-properties fo:font-size="12pt" fo:letter-spacing="0.028cm" style:font-size-asian="12pt"/>
    </style:style>
    <style:style style:name="T18" style:family="text">
      <style:text-properties fo:font-size="12pt" fo:letter-spacing="0.025cm" style:font-size-asian="12pt"/>
    </style:style>
    <style:style style:name="T19" style:family="text">
      <style:text-properties fo:font-size="12pt" fo:letter-spacing="0.03cm" style:font-size-asian="12pt"/>
    </style:style>
    <style:style style:name="T20" style:family="text">
      <style:text-properties fo:font-size="12pt" fo:letter-spacing="-0.101cm" fo:font-weight="bold" style:font-size-asian="12pt" style:font-weight-asian="bold"/>
    </style:style>
    <style:style style:name="T21" style:family="text">
      <style:text-properties fo:font-size="12pt" fo:letter-spacing="-0.101cm" style:font-size-asian="12pt"/>
    </style:style>
    <style:style style:name="T22" style:family="text">
      <style:text-properties fo:font-size="12pt" fo:letter-spacing="0.081cm" style:font-size-asian="12pt"/>
    </style:style>
    <style:style style:name="T23" style:family="text">
      <style:text-properties fo:font-size="12pt" fo:letter-spacing="0.079cm" style:font-size-asian="12pt"/>
    </style:style>
    <style:style style:name="T24" style:family="text">
      <style:text-properties fo:font-size="12pt" fo:letter-spacing="0.088cm" style:font-size-asian="12pt"/>
    </style:style>
    <style:style style:name="T25" style:family="text">
      <style:text-properties fo:font-size="12pt" fo:letter-spacing="0.083cm" style:font-size-asian="12pt"/>
    </style:style>
    <style:style style:name="T26" style:family="text">
      <style:text-properties fo:font-size="12pt" fo:letter-spacing="0.064cm" style:font-size-asian="12pt"/>
    </style:style>
    <style:style style:name="T27" style:family="text">
      <style:text-properties fo:font-size="12pt" fo:letter-spacing="0.069cm" style:font-size-asian="12pt"/>
    </style:style>
    <style:style style:name="T28" style:family="text">
      <style:text-properties fo:font-size="12pt" fo:letter-spacing="0.067cm" style:font-size-asian="12pt"/>
    </style:style>
    <style:style style:name="T29" style:family="text">
      <style:text-properties fo:font-size="12pt" fo:letter-spacing="0.009cm" style:font-size-asian="12pt"/>
    </style:style>
    <style:style style:name="T30" style:family="text">
      <style:text-properties fo:font-size="12pt" fo:letter-spacing="0.011cm" style:font-size-asian="12pt"/>
    </style:style>
    <style:style style:name="T31" style:family="text">
      <style:text-properties fo:font-size="12pt" fo:letter-spacing="0.012cm" style:font-size-asian="12pt"/>
    </style:style>
    <style:style style:name="T32" style:family="text">
      <style:text-properties fo:font-size="12pt" fo:letter-spacing="0.104cm" style:font-size-asian="12pt"/>
    </style:style>
    <style:style style:name="T33" style:family="text">
      <style:text-properties fo:font-size="12pt" fo:letter-spacing="0.071cm" style:font-size-asian="12pt"/>
    </style:style>
    <style:style style:name="T34" style:family="text">
      <style:text-properties fo:font-size="12pt" fo:letter-spacing="0.074cm" style:font-size-asian="12pt"/>
    </style:style>
    <style:style style:name="T35" style:family="text">
      <style:text-properties fo:font-size="12pt" fo:letter-spacing="0.072cm" style:font-size-asian="12pt"/>
    </style:style>
    <style:style style:name="T36" style:family="text">
      <style:text-properties fo:font-size="12pt" fo:letter-spacing="0.065cm" style:font-size-asian="12pt"/>
    </style:style>
    <style:style style:name="T37" style:family="text">
      <style:text-properties officeooo:rsid="000983dd"/>
    </style:style>
    <style:style style:name="T38" style:family="text">
      <style:text-properties style:font-name="Times New Roman" fo:font-size="12pt" fo:language="es" fo:country="ES" officeooo:rsid="000983dd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39" style:family="text">
      <style:text-properties fo:color="#2a6099" loext:opacity="100%"/>
    </style:style>
    <style:style style:name="gr1" style:family="graphic">
      <style:graphic-properties draw:stroke="solid" svg:stroke-width="0.062cm" svg:stroke-color="#000000" draw:stroke-linejoin="round" svg:stroke-linecap="butt" draw:fill="none" draw:textarea-horizontal-align="center" draw:textarea-vertical-align="top" draw:auto-grow-height="false" fo:padding-top="0.03cm" fo:padding-bottom="0.03cm" fo:padding-left="0.03cm" fo:padding-right="0.03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line text:anchor-type="char" draw:z-index="0" draw:name="Forma1" draw:style-name="gr1" draw:text-style-name="P23" svg:x1="3cm" svg:y1="0.737cm" svg:x2="17.923cm" svg:y2="0.737cm"><text:p/></draw:line><text:span text:style-name="T37">Rodrigo Mart</text:span><text:span text:style-name="T38">ínez Delgado</text:span><text:tab/>Consultas<text:span text:style-name="T2"> </text:span>Funciones<text:span text:style-name="T1"> </text:span>y<text:span text:style-name="T1"> </text:span>campos<text:span text:style-name="T2"> </text:span>calculados</text:p>
      <text:p text:style-name="P6"/>
      <text:list xml:id="list787104583" text:style-name="WWNum1">
        <text:list-item>
          <text:p text:style-name="P10"><text:span text:style-name="T3">Para cada oficina, mostrar la ciudad, la región y un campo calculado al que</text:span><text:span text:style-name="T4"> </text:span><text:span text:style-name="T3">llamaremos beneficio que sea igual a las ventas menos el objetivo. </text:span><text:span text:style-name="T6">(5 filas, dos</text:span><text:span text:style-name="T5"> </text:span><text:span text:style-name="T6">de</text:span><text:span text:style-name="T7"> </text:span><text:span text:style-name="T6">ellas con valor negativo para el beneficio)</text:span></text:p>
        </text:list-item>
      </text:list>
      <text:p text:style-name="List_20_Paragraph"><text:tab/><text:span text:style-name="T39">SELECT CIUDAD, REGION, (VENTAS-OBJETIVO) AS beneficio</text:span></text:p>
      <text:p text:style-name="P1"><text:tab/>FROM oficinas;</text:p>
      <text:p text:style-name="List_20_Paragraph"/>
      <text:list xml:id="list122042588045350" text:continue-numbering="true" text:style-name="WWNum1">
        <text:list-item>
          <text:p text:style-name="P11"><text:span text:style-name="T3">Para cada representante de ventas mostrar su nombre, edad, cuota y un campo</text:span><text:span text:style-name="T4"> </text:span><text:span text:style-name="T3">calculado llamado incremento_cuota que sea igual a la cuota + un 3% de las</text:span><text:span text:style-name="T4"> </text:span><text:span text:style-name="T3">ventas</text:span><text:span text:style-name="T8"> </text:span><text:span text:style-name="T6">(10 filas una de</text:span><text:span text:style-name="T9"> </text:span><text:span text:style-name="T6">ellas</text:span><text:span text:style-name="T9"> </text:span><text:span text:style-name="T6">con un valor null en</text:span><text:span text:style-name="T11"> </text:span><text:span text:style-name="T6">la cuota)</text:span></text:p>
        </text:list-item>
      </text:list>
      <text:p text:style-name="P1"><text:tab/>SELECT NOMBRE, EDAD, CUOTA, VENTAS, (CUOTA+VENTAS*3/100)</text:p>
      <text:p text:style-name="P1"><text:tab/>FROM repventas;</text:p>
      <text:p text:style-name="List_20_Paragraph"/>
      <text:list xml:id="list122043170977775" text:continue-numbering="true" text:style-name="WWNum1">
        <text:list-item>
          <text:p text:style-name="P18"><text:span text:style-name="T3">Mostrar</text:span><text:span text:style-name="T8"> </text:span><text:span text:style-name="T3">el objetivo</text:span><text:span text:style-name="T10"> </text:span><text:span text:style-name="T3">máximo</text:span><text:span text:style-name="T10"> </text:span><text:span text:style-name="T3">de las</text:span><text:span text:style-name="T10"> </text:span><text:span text:style-name="T3">oficinas</text:span><text:span text:style-name="T4"> </text:span><text:span text:style-name="T6">(1</text:span><text:span text:style-name="T9"> </text:span><text:span text:style-name="T6">fila</text:span><text:span text:style-name="T13"> </text:span><text:span text:style-name="T6">con</text:span><text:span text:style-name="T9"> </text:span><text:span text:style-name="T6">un valor</text:span><text:span text:style-name="T9"> </text:span><text:span text:style-name="T6">de 800000)</text:span></text:p>
        </text:list-item>
      </text:list>
      <text:p text:style-name="P1"><text:tab/>SELECT max(OBJETIVO)</text:p>
      <text:p text:style-name="P1"><text:tab/>FROM oficinas;</text:p>
      <text:p text:style-name="P9"/>
      <text:list xml:id="list122042808971373" text:continue-numbering="true" text:style-name="WWNum1">
        <text:list-item>
          <text:p text:style-name="P19"><text:span text:style-name="T3">Mostrar</text:span><text:span text:style-name="T8"> </text:span><text:span text:style-name="T3">la edad del empleado más joven</text:span><text:span text:style-name="T8"> </text:span><text:span text:style-name="T6">(1</text:span><text:span text:style-name="T5"> </text:span><text:span text:style-name="T6">fila con un valor de</text:span><text:span text:style-name="T9"> </text:span><text:span text:style-name="T6">29)</text:span></text:p>
        </text:list-item>
      </text:list>
      <text:p text:style-name="List_20_Paragraph"><text:tab/><text:span text:style-name="T39">SELECT MIN(EDAD)</text:span></text:p>
      <text:p text:style-name="P1"><text:tab/>FROM repventas;</text:p>
      <text:p text:style-name="List_20_Paragraph"/>
      <text:list xml:id="list122041527054169" text:continue-numbering="true" text:style-name="WWNum1">
        <text:list-item>
          <text:p text:style-name="P20"><text:span text:style-name="T3">Mostrar</text:span><text:span text:style-name="T10"> </text:span><text:span text:style-name="T3">el</text:span><text:span text:style-name="T10"> </text:span><text:span text:style-name="T3">nombre</text:span><text:span text:style-name="T8"> </text:span><text:span text:style-name="T3">del</text:span><text:span text:style-name="T10"> </text:span><text:span text:style-name="T3">empleado</text:span><text:span text:style-name="T10"> </text:span><text:span text:style-name="T3">que</text:span><text:span text:style-name="T10"> </text:span><text:span text:style-name="T3">no</text:span><text:span text:style-name="T10"> </text:span><text:span text:style-name="T3">tiene</text:span><text:span text:style-name="T8"> </text:span><text:span text:style-name="T3">director</text:span><text:span text:style-name="T10"> </text:span><text:span text:style-name="T3">asignado</text:span><text:span text:style-name="T15"> </text:span><text:span text:style-name="T6">(1</text:span><text:span text:style-name="T9"> </text:span><text:span text:style-name="T6">fila)</text:span></text:p>
        </text:list-item>
      </text:list>
      <text:p text:style-name="P2">SELECT NOMBRE</text:p>
      <text:p text:style-name="P3">FROM repventas, oficinas</text:p>
      <text:p text:style-name="P3">WHERE repventas.NUM_EMPL=oficinas.DIR AND DIRECTOR is null;</text:p>
      <text:p text:style-name="P4"/>
      <text:list xml:id="list122043345068210" text:continue-numbering="true" text:style-name="WWNum1">
        <text:list-item>
          <text:p text:style-name="P12"><text:span text:style-name="T3">Listar</text:span><text:span text:style-name="T16"> </text:span><text:span text:style-name="T3">los</text:span><text:span text:style-name="T17"> </text:span><text:span text:style-name="T3">datos</text:span><text:span text:style-name="T17"> </text:span><text:span text:style-name="T3">de</text:span><text:span text:style-name="T18"> </text:span><text:span text:style-name="T3">las</text:span><text:span text:style-name="T17"> </text:span><text:span text:style-name="T3">oficinas</text:span><text:span text:style-name="T17"> </text:span><text:span text:style-name="T3">y</text:span><text:span text:style-name="T16"> </text:span><text:span text:style-name="T3">repventas</text:span><text:span text:style-name="T17"> </text:span><text:span text:style-name="T3">no</text:span><text:span text:style-name="T16"> </text:span><text:span text:style-name="T3">dirigidos</text:span><text:span text:style-name="T16"> </text:span><text:span text:style-name="T3">por</text:span><text:span text:style-name="T18"> </text:span><text:span text:style-name="T3">el</text:span><text:span text:style-name="T17"> </text:span><text:span text:style-name="T3">empleado</text:span><text:span text:style-name="T16"> </text:span><text:span text:style-name="T3">108</text:span><text:span text:style-name="T19"> </text:span><text:span text:style-name="T6">(3</text:span><text:span text:style-name="T20"> </text:span><text:span text:style-name="T6">filas)</text:span></text:p>
        </text:list-item>
      </text:list>
      <text:p text:style-name="P1"><text:tab/>SELECT *</text:p>
      <text:p text:style-name="P1"><text:tab/>FROM oficinas, repventas</text:p>
      <text:p text:style-name="P1"><text:tab/>WHERE oficinas.OFICINA=repventas.OFICINA_REP AND DIRECTOR &lt;&gt; 108;</text:p>
      <text:p text:style-name="List_20_Paragraph"/>
      <text:list xml:id="list122042214971170" text:continue-numbering="true" text:style-name="WWNum1">
        <text:list-item>
          <text:p text:style-name="P13"><text:span text:style-name="T3">En</text:span><text:span text:style-name="T22"> </text:span><text:span text:style-name="T3">la</text:span><text:span text:style-name="T22"> </text:span><text:span text:style-name="T3">tabla</text:span><text:span text:style-name="T23"> </text:span><text:span text:style-name="T3">repventas</text:span><text:span text:style-name="T22"> </text:span><text:span text:style-name="T3">listar</text:span><text:span text:style-name="T23"> </text:span><text:span text:style-name="T3">nombre,</text:span><text:span text:style-name="T22"> </text:span><text:span text:style-name="T3">cuota</text:span><text:span text:style-name="T22"> </text:span><text:span text:style-name="T3">y</text:span><text:span text:style-name="T22"> </text:span><text:span text:style-name="T3">ventas</text:span><text:span text:style-name="T24"> </text:span><text:span text:style-name="T3">de</text:span><text:span text:style-name="T23"> </text:span><text:span text:style-name="T3">los</text:span><text:span text:style-name="T25"> </text:span><text:span text:style-name="T3">vendedores</text:span><text:span text:style-name="T25"> </text:span><text:span text:style-name="T3">cuyas</text:span><text:span text:style-name="T21"> </text:span><text:span text:style-name="T3">ventas</text:span><text:span text:style-name="T10"> </text:span><text:span text:style-name="T3">no están entre</text:span><text:span text:style-name="T10"> </text:span><text:span text:style-name="T3">el</text:span><text:span text:style-name="T4"> </text:span><text:span text:style-name="T3">80</text:span><text:span text:style-name="T10"> </text:span><text:span text:style-name="T3">y el 120 por cien</text:span><text:span text:style-name="T10"> </text:span><text:span text:style-name="T3">de</text:span><text:span text:style-name="T8"> </text:span><text:span text:style-name="T3">su</text:span><text:span text:style-name="T14"> </text:span><text:span text:style-name="T3">cuota. <text:s/></text:span><text:span text:style-name="T6">(4</text:span><text:span text:style-name="T9"> </text:span><text:span text:style-name="T6">filas)</text:span></text:p>
        </text:list-item>
      </text:list>
      <text:p text:style-name="P1"><text:tab/>SELECT NOMBRE, CUOTA, VENTAS</text:p>
      <text:p text:style-name="P1"><text:tab/>FROM repventas</text:p>
      <text:p text:style-name="P1"><text:tab/>WHERE VENTAS NOT BETWEEN (80*CUOTA/100) AND (120*CUOTA/100);</text:p>
      <text:p text:style-name="P7"/>
      <text:list xml:id="list122042864347512" text:continue-numbering="true" text:style-name="WWNum1">
        <text:list-item>
          <text:p text:style-name="P14"><text:span text:style-name="T3">En</text:span><text:span text:style-name="T26"> </text:span><text:span text:style-name="T3">la</text:span><text:span text:style-name="T26"> </text:span><text:span text:style-name="T3">tabla</text:span><text:span text:style-name="T26"> </text:span><text:span text:style-name="T3">repventas</text:span><text:span text:style-name="T26"> </text:span><text:span text:style-name="T3">mostrar</text:span><text:span text:style-name="T26"> </text:span><text:span text:style-name="T3">nombre,</text:span><text:span text:style-name="T27"> </text:span><text:span text:style-name="T3">cuota</text:span><text:span text:style-name="T26"> </text:span><text:span text:style-name="T3">y</text:span><text:span text:style-name="T27"> </text:span><text:span text:style-name="T3">ventas</text:span><text:span text:style-name="T26"> </text:span><text:span text:style-name="T3">de</text:span><text:span text:style-name="T26"> </text:span><text:span text:style-name="T3">los</text:span><text:span text:style-name="T28"> </text:span><text:span text:style-name="T3">empleados</text:span><text:span text:style-name="T27"> </text:span><text:span text:style-name="T3">cuyo</text:span><text:span text:style-name="T21"> </text:span><text:span text:style-name="T3">código</text:span><text:span text:style-name="T10"> </text:span><text:span text:style-name="T3">de oficina</text:span><text:span text:style-name="T4"> </text:span><text:span text:style-name="T3">(oficina_rep)</text:span><text:span text:style-name="T4"> </text:span><text:span text:style-name="T3">es</text:span><text:span text:style-name="T10"> </text:span><text:span text:style-name="T3">el 11 o el 13</text:span><text:span text:style-name="T10"> </text:span><text:span text:style-name="T3">o</text:span><text:span text:style-name="T14"> </text:span><text:span text:style-name="T3">el 22</text:span><text:span text:style-name="T4"> </text:span><text:span text:style-name="T6">(4 filas)</text:span></text:p>
        </text:list-item>
      </text:list>
      <text:p text:style-name="List_20_Paragraph"><text:tab/><text:span text:style-name="T39">SELECT NOMBRE, CUOTA, VENTAS</text:span></text:p>
      <text:p text:style-name="P1"><text:tab/>FROM repventas</text:p>
      <text:p text:style-name="P1"><text:tab/>WHERE OFICINA_REP IN (11,13,22);</text:p>
      <text:p text:style-name="List_20_Paragraph"/>
      <text:list xml:id="list122043030041037" text:continue-numbering="true" text:style-name="WWNum1">
        <text:list-item>
          <text:p text:style-name="P15"><text:span text:style-name="T3">En</text:span><text:span text:style-name="T29"> </text:span><text:span text:style-name="T3">la</text:span><text:span text:style-name="T30"> </text:span><text:span text:style-name="T3">tabla</text:span><text:span text:style-name="T30"> </text:span><text:span text:style-name="T3">pedidos</text:span><text:span text:style-name="T31"> </text:span><text:span text:style-name="T3">mostrar</text:span><text:span text:style-name="T30"> </text:span><text:span text:style-name="T3">num_pedido,</text:span><text:span text:style-name="T29"> </text:span><text:span text:style-name="T3">fecha_pedido</text:span><text:span text:style-name="T31"> </text:span><text:span text:style-name="T3">e</text:span><text:span text:style-name="T30"> </text:span><text:span text:style-name="T3">importe</text:span><text:span text:style-name="T29"> </text:span><text:span text:style-name="T3">de</text:span><text:span text:style-name="T30"> </text:span><text:span text:style-name="T3">los</text:span><text:span text:style-name="T30"> </text:span><text:span text:style-name="T3">pedidos</text:span><text:span text:style-name="T21"> </text:span><text:span text:style-name="T3">del</text:span><text:span text:style-name="T10"> </text:span><text:span text:style-name="T3">4, el 11, el 18 y el 25</text:span><text:span text:style-name="T14"> </text:span><text:span text:style-name="T3">de</text:span><text:span text:style-name="T10"> </text:span><text:span text:style-name="T3">enero del 90 (</text:span><text:span text:style-name="T6">2 filas)</text:span></text:p>
        </text:list-item>
      </text:list>
      <text:p text:style-name="P1"><text:tab/>SELECT NUM_PEDIDO, FECHA_PEDIDO, IMPORTE</text:p>
      <text:p text:style-name="P1"><text:tab/>FROM pedidos</text:p>
      <text:p text:style-name="P1"><text:tab/>WHERE FECHA_PEDIDO IN ('1990-01-04','1990-01-11','1990-01-18','1990-01-25');</text:p>
      <text:p text:style-name="P8"><text:soft-page-break/></text:p>
      <text:list xml:id="list122043507851247" text:continue-numbering="true" text:style-name="WWNum1">
        <text:list-item>
          <text:p text:style-name="P16"><text:span text:style-name="T3">En la</text:span><text:span text:style-name="T4"> </text:span><text:span text:style-name="T3">tabla repventas</text:span><text:span text:style-name="T4"> </text:span><text:span text:style-name="T3">hallar el</text:span><text:span text:style-name="T14"> </text:span><text:span text:style-name="T3">nombre del</text:span><text:span text:style-name="T4"> </text:span><text:span text:style-name="T3">vendedor</text:span><text:span text:style-name="T4"> </text:span><text:span text:style-name="T3">cuyo</text:span><text:span text:style-name="T4"> </text:span><text:span text:style-name="T3">campo</text:span><text:span text:style-name="T31"> </text:span><text:span text:style-name="T3">oficina_rep</text:span><text:span text:style-name="T14"> </text:span><text:span text:style-name="T3">está</text:span><text:span text:style-name="T21"> </text:span><text:span text:style-name="T3">vacio</text:span><text:span text:style-name="T32"> </text:span><text:span text:style-name="T6">(1 fila)</text:span></text:p>
        </text:list-item>
      </text:list>
      <text:p text:style-name="P1"><text:tab/>SELECT NOMBRE</text:p>
      <text:p text:style-name="P1"><text:tab/>FROM repventas</text:p>
      <text:p text:style-name="P1"><text:tab/>WHERE OFICINA_REP IS NULL;</text:p>
      <text:p text:style-name="List_20_Paragraph"/>
      <text:list xml:id="list122042467110428" text:continue-numbering="true" text:style-name="WWNum1">
        <text:list-item>
          <text:p text:style-name="P21"><text:span text:style-name="T3">Hallar</text:span><text:span text:style-name="T8"> </text:span><text:span text:style-name="T3">aquellos</text:span><text:span text:style-name="T10"> </text:span><text:span text:style-name="T3">cuyo</text:span><text:span text:style-name="T10"> </text:span><text:span text:style-name="T3">campo</text:span><text:span text:style-name="T10"> </text:span><text:span text:style-name="T3">director</text:span><text:span text:style-name="T10"> </text:span><text:span text:style-name="T3">no</text:span><text:span text:style-name="T10"> </text:span><text:span text:style-name="T3">esta</text:span><text:span text:style-name="T10"> </text:span><text:span text:style-name="T3">vacío</text:span><text:span text:style-name="T4"> </text:span><text:span text:style-name="T6">(9</text:span><text:span text:style-name="T9"> </text:span><text:span text:style-name="T6">filas)</text:span></text:p>
        </text:list-item>
      </text:list>
      <text:p text:style-name="P22"><text:tab/>SELECT NOMBRE</text:p>
      <text:p text:style-name="P22"><text:tab/>FROM repventas</text:p>
      <text:p text:style-name="P22"><text:tab/>WHERE DIRECTOR IS NOT NULL;</text:p>
      <text:p text:style-name="P22"><text:tab/></text:p>
      <text:list xml:id="list122042874171863" text:continue-numbering="true" text:style-name="WWNum1">
        <text:list-item>
          <text:p text:style-name="P17"><text:span text:style-name="T3">En</text:span><text:span text:style-name="T27"> </text:span><text:span text:style-name="T3">la</text:span><text:span text:style-name="T33"> </text:span><text:span text:style-name="T3">tabla</text:span><text:span text:style-name="T33"> </text:span><text:span text:style-name="T3">repventas</text:span><text:span text:style-name="T33"> </text:span><text:span text:style-name="T3">hallar</text:span><text:span text:style-name="T28"> </text:span><text:span text:style-name="T3">nombre,</text:span><text:span text:style-name="T33"> </text:span><text:span text:style-name="T3">cuota</text:span><text:span text:style-name="T34"> </text:span><text:span text:style-name="T3">y</text:span><text:span text:style-name="T27"> </text:span><text:span text:style-name="T3">ventas</text:span><text:span text:style-name="T33"> </text:span><text:span text:style-name="T3">de</text:span><text:span text:style-name="T33"> </text:span><text:span text:style-name="T3">los</text:span><text:span text:style-name="T35"> </text:span><text:span text:style-name="T3">vendedores</text:span><text:span text:style-name="T35"> </text:span><text:span text:style-name="T3">cuyas</text:span><text:span text:style-name="T21"> </text:span><text:span text:style-name="T3">ventas</text:span><text:span text:style-name="T10"> </text:span><text:span text:style-name="T3">están por</text:span><text:span text:style-name="T10"> </text:span><text:span text:style-name="T3">debajo de</text:span><text:span text:style-name="T10"> </text:span><text:span text:style-name="T3">su cuota, o son menores</text:span><text:span text:style-name="T10"> </text:span><text:span text:style-name="T3">de</text:span><text:span text:style-name="T10"> </text:span><text:span text:style-name="T3">300000</text:span><text:span text:style-name="T14"> </text:span><text:span text:style-name="T6">(5 filas)</text:span></text:p>
        </text:list-item>
      </text:list>
      <text:p text:style-name="P1"><text:tab/>SELECT NOMBRE, CUOTA, VENTAS</text:p>
      <text:p text:style-name="P1"><text:tab/>FROM repventas</text:p>
      <text:p text:style-name="P1"><text:tab/>WHERE VENTAS &lt; CUOTA OR VENTAS &lt; 300000;</text:p>
      <text:p text:style-name="P1"/>
      <text:list xml:id="list122043319634530" text:continue-numbering="true" text:style-name="WWNum1">
        <text:list-item>
          <text:p text:style-name="P13"><text:span text:style-name="T3">Hallar</text:span><text:span text:style-name="T26"> </text:span><text:span text:style-name="T3">los</text:span><text:span text:style-name="T36"> </text:span><text:span text:style-name="T3">vendedores</text:span><text:span text:style-name="T33"> </text:span><text:span text:style-name="T3">cuyas</text:span><text:span text:style-name="T36"> </text:span><text:span text:style-name="T3">ventas</text:span><text:span text:style-name="T28"> </text:span><text:span text:style-name="T3">están</text:span><text:span text:style-name="T26"> </text:span><text:span text:style-name="T3">por</text:span><text:span text:style-name="T36"> </text:span><text:span text:style-name="T3">debajo</text:span><text:span text:style-name="T36"> </text:span><text:span text:style-name="T3">de</text:span><text:span text:style-name="T36"> </text:span><text:span text:style-name="T3">la</text:span><text:span text:style-name="T27"> </text:span><text:span text:style-name="T3">cuota</text:span><text:span text:style-name="T36"> </text:span><text:span text:style-name="T3">pero</text:span><text:span text:style-name="T35"> </text:span><text:span text:style-name="T3">no</text:span><text:span text:style-name="T36"> </text:span><text:span text:style-name="T3">son</text:span><text:span text:style-name="T21"> </text:span><text:span text:style-name="T3">inferiores</text:span><text:span text:style-name="T4"> </text:span><text:span text:style-name="T3">a</text:span><text:span text:style-name="T10"> </text:span><text:span text:style-name="T3">150000 </text:span><text:span text:style-name="T6">(1 fila)</text:span></text:p>
        </text:list-item>
      </text:list>
      <text:p text:style-name="P1"><text:tab/>SELECT *</text:p>
      <text:p text:style-name="P1"><text:tab/>FROM repventas</text:p>
      <text:p text:style-name="P1"><text:tab/>WHERE VENTAS &lt; CUOTA AND VENTAS &gt;= 150000;</text:p>
      <text:p text:style-name="P7"/>
      <text:list xml:id="list122042774275913" text:continue-numbering="true" text:style-name="WWNum1">
        <text:list-item>
          <text:p text:style-name="P21"><text:span text:style-name="T3">Hallar</text:span><text:span text:style-name="T10"> </text:span><text:span text:style-name="T3">el número</text:span><text:span text:style-name="T10"> </text:span><text:span text:style-name="T3">de</text:span><text:span text:style-name="T8"> </text:span><text:span text:style-name="T3">pedidos</text:span><text:span text:style-name="T10"> </text:span><text:span text:style-name="T3">posteriores a</text:span><text:span text:style-name="T10"> </text:span><text:span text:style-name="T3">1989</text:span><text:span text:style-name="T4"> </text:span><text:span text:style-name="T6">(1</text:span><text:span text:style-name="T5"> </text:span><text:span text:style-name="T6">fila</text:span><text:span text:style-name="T9"> </text:span><text:span text:style-name="T6">con un valor</text:span><text:span text:style-name="T9"> </text:span><text:span text:style-name="T6">de 21)</text:span></text:p>
        </text:list-item>
      </text:list>
      <text:p text:style-name="P1"><text:tab/>SELECT COUNT(*)</text:p>
      <text:p text:style-name="P1"><text:tab/>FROM pedidos</text:p>
      <text:p text:style-name="P1"><text:tab/>WHERE FECHA_PEDIDO &gt; '1989-12-31';</text:p>
      <text:list xml:id="list122042160965919" text:continue-numbering="true" text:style-name="WWNum1">
        <text:list-item>
          <text:p text:style-name="P19"><text:span text:style-name="T3">Hallar</text:span><text:span text:style-name="T10"> </text:span><text:span text:style-name="T3">el</text:span><text:span text:style-name="T10"> </text:span><text:span text:style-name="T3">número de</text:span><text:span text:style-name="T12"> </text:span><text:span text:style-name="T3">empleados contratados</text:span><text:span text:style-name="T10"> </text:span><text:span text:style-name="T3">en 1986</text:span><text:span text:style-name="T4"> </text:span><text:span text:style-name="T6">(1 fila</text:span><text:span text:style-name="T9"> </text:span><text:span text:style-name="T6">con un</text:span><text:span text:style-name="T9"> </text:span><text:span text:style-name="T6">valor de</text:span><text:span text:style-name="T9"> </text:span><text:span text:style-name="T6">2)</text:span></text:p>
        </text:list-item>
      </text:list>
      <text:p text:style-name="P1"><text:tab/>SELECT COUNT(*)</text:p>
      <text:p text:style-name="P1"><text:tab/>FROM repventas</text:p>
      <text:p text:style-name="P1"><text:tab/>WHERE contrato BETWEEN '1986-01-01' AND '1986-12-31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48cm" fo:margin-right="0cm" fo:text-indent="-0.635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448cm" fo:margin-right="0cm" fo:text-indent="-0.635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4cm" fo:margin-bottom="0.494cm" fo:margin-left="2.822cm" fo:margin-right="2.787cm" fo:background-color="#ffffff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owin</meta:initial-creator>
    <dc:title>•</dc:title>
    <meta:creation-date>2024-01-10T12:25:52</meta:creation-date>
    <dc:date>2024-01-15T12:20:41.154055697</dc:date>
    <meta:editing-duration>PT2H20M7S</meta:editing-duration>
    <meta:generator>LibreOffice/7.3.7.2$Linux_X86_64 LibreOffice_project/30$Build-2</meta:generator>
    <meta:editing-cycles>23</meta:editing-cycles>
    <meta:document-statistic meta:table-count="0" meta:image-count="0" meta:object-count="0" meta:page-count="2" meta:paragraph-count="58" meta:word-count="481" meta:character-count="2916" meta:non-whitespace-character-count="2467"/>
    <meta:user-defined meta:name="AppVersion">12.0000</meta:user-defined>
    <meta:user-defined meta:name="Created" meta:value-type="date">2024-01-08T00:00:00</meta:user-defined>
    <meta:user-defined meta:name="Creator">Microsoft® Word 2016</meta:user-defined>
    <meta:user-defined meta:name="LastSaved" meta:value-type="date">2024-01-10T00:00:00</meta:user-defined>
    <meta:template xlink:type="simple" xlink:actuate="onRequest" xlink:title="Normal" xlink:href=""/>
  </office:meta>
</office:document-meta>
</file>